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5"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w.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w.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PrecareerEducation"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09">0000-00-00</text:date>, <text:time style:data-style-name="N2" text:time-value="14:56:24.35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9T14:56:57.898000000</dc:date>
    <meta:editing-duration>PT10H2M13S</meta:editing-duration>
    <meta:editing-cycles>58</meta:editing-cycles>
    <meta:generator>LibreOffice/7.3.0.3$Windows_X86_64 LibreOffice_project/0f246aa12d0eee4a0f7adcefbf7c878fc2238db3</meta:generator>
    <meta:document-statistic meta:table-count="4" meta:cell-count="501" meta:object-count="0"/>
  </office:meta>
</office:document-meta>
</file>